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5d12" officeooo:paragraph-rsid="00045d12" style:font-weight-asian="bold" style:font-weight-complex="bold"/>
    </style:style>
    <style:style style:name="P2" style:family="paragraph" style:parent-style-name="Standard">
      <style:text-properties fo:font-weight="bold" officeooo:rsid="000484d2" officeooo:paragraph-rsid="00045d12" style:font-weight-asian="bold" style:font-weight-complex="bold"/>
    </style:style>
    <style:style style:name="P3" style:family="paragraph" style:parent-style-name="Standard">
      <style:text-properties fo:font-weight="bold" officeooo:rsid="000562c5" officeooo:paragraph-rsid="00045d12" style:font-weight-asian="bold" style:font-weight-complex="bold"/>
    </style:style>
    <style:style style:name="P4" style:family="paragraph" style:parent-style-name="Standard">
      <style:text-properties fo:font-size="11pt" fo:font-weight="bold" officeooo:rsid="00053342" officeooo:paragraph-rsid="00045d12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00562c5" officeooo:paragraph-rsid="00045d12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rsid="00053342" officeooo:paragraph-rsid="00045d12"/>
    </style:style>
    <style:style style:name="P7" style:family="paragraph" style:parent-style-name="Standard">
      <style:text-properties fo:font-size="12pt" fo:font-weight="bold" officeooo:rsid="00045d12" officeooo:paragraph-rsid="00045d1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484d2" officeooo:paragraph-rsid="00045d12" style:font-size-asian="10.5pt" style:font-weight-asian="bold" style:font-size-complex="12pt" style:font-weight-complex="bold"/>
    </style:style>
    <style:style style:name="P9" style:family="paragraph" style:parent-style-name="Standard">
      <style:text-properties officeooo:rsid="000484d2" officeooo:paragraph-rsid="00045d12"/>
    </style:style>
    <style:style style:name="P10" style:family="paragraph" style:parent-style-name="Standard">
      <style:text-properties officeooo:rsid="000562c5" officeooo:paragraph-rsid="00045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_JAVA</text:p>
      <text:p text:style-name="P6">BOOK.JAVA</text:p>
      <text:p text:style-name="P6">package com.thbs;</text:p>
      <text:p text:style-name="P6">import java.util.*;</text:p>
      <text:p text:style-name="P6">public class Main {</text:p>
      <text:p text:style-name="P6"/>
      <text:p text:style-name="P6"><text:s text:c="4"/>public static void main(String[] args) {</text:p>
      <text:p text:style-name="P6"><text:tab/>// write your code here</text:p>
      <text:p text:style-name="P6"><text:s text:c="7"/>/* Scanner s=new Scanner (System.in);</text:p>
      <text:p text:style-name="P6"><text:s text:c="8"/>book book1=new book (100,"Java",300);</text:p>
      <text:p text:style-name="P6"><text:s text:c="8"/>book book2=new book (200,"python",325);</text:p>
      <text:p text:style-name="P6"/>
      <text:p text:style-name="P6"><text:s text:c="8"/>System.out.println("Enter the book details 3");</text:p>
      <text:p text:style-name="P6"><text:s text:c="8"/>int bookID=s.nextInt();</text:p>
      <text:p text:style-name="P6"><text:s text:c="8"/>String bookName=s.next();</text:p>
      <text:p text:style-name="P6"><text:s text:c="8"/>int bookPrice=s.nextInt();</text:p>
      <text:p text:style-name="P6"/>
      <text:p text:style-name="P6"/>
      <text:p text:style-name="P6"><text:s text:c="8"/>book book3=new book (bookID,bookName,bookPrice);</text:p>
      <text:p text:style-name="P6"/>
      <text:p text:style-name="P6"/>
      <text:p text:style-name="P6"><text:s text:c="8"/>System.out.println(book1);</text:p>
      <text:p text:style-name="P6"><text:s text:c="8"/>System.out.println(book2);</text:p>
      <text:p text:style-name="P6"><text:s text:c="8"/>System.out.println(book3);*/</text:p>
      <text:p text:style-name="P6"/>
      <text:p text:style-name="P6"><text:s text:c="8"/>Scanner s=new Scanner(System.in);</text:p>
      <text:p text:style-name="P6"><text:s text:c="8"/>System.out.println("Enter num of elements in book array");</text:p>
      <text:p text:style-name="P6"><text:s text:c="8"/>int len =s.nextInt();</text:p>
      <text:p text:style-name="P6"><text:s text:c="8"/>book[] bookarr =new book[len];</text:p>
      <text:p text:style-name="P6"><text:s text:c="8"/>for (int i=0;i&lt;bookarr.length;i++)</text:p>
      <text:p text:style-name="P6"><text:s text:c="8"/>{</text:p>
      <text:p text:style-name="P6"><text:s text:c="12"/>System.out.println("entering details of"+(i+1));</text:p>
      <text:p text:style-name="P6"><text:s text:c="12"/>int bookID =s.nextInt();</text:p>
      <text:p text:style-name="P6"><text:s text:c="12"/>s.nextLine();</text:p>
      <text:p text:style-name="P6"><text:s text:c="12"/>String bookName=s.nextLine();</text:p>
      <text:p text:style-name="P6"><text:s text:c="12"/>int bookPrice =s.nextInt();</text:p>
      <text:p text:style-name="P6"><text:s text:c="12"/>bookarr[i]=new book(bookID,bookName,bookPrice);</text:p>
      <text:p text:style-name="P6"><text:s text:c="8"/>}</text:p>
      <text:p text:style-name="P6">/*</text:p>
      <text:p text:style-name="P6"><text:s text:c="8"/>for (int i=0;i&lt;bookarr.length;i++)</text:p>
      <text:p text:style-name="P6"><text:s text:c="8"/>{System.out.println("Details of book "+i);</text:p>
      <text:p text:style-name="P6"><text:s text:c="12"/>System.out.println(bookarr[i]);</text:p>
      <text:p text:style-name="P6"><text:s text:c="8"/>}*/</text:p>
      <text:p text:style-name="P6"><text:s text:c="8"/>for(book b:bookarr)</text:p>
      <text:p text:style-name="P6"><text:s text:c="8"/>{</text:p>
      <text:p text:style-name="P6"><text:s text:c="12"/>System.out.println(b);</text:p>
      <text:p text:style-name="P6"><text:s text:c="8"/>}</text:p>
      <text:p text:style-name="P6"/>
      <text:p text:style-name="P6"><text:s text:c="4"/>}</text:p>
      <text:p text:style-name="P6">}</text:p>
      <text:p text:style-name="P6"/>
      <text:p text:style-name="P6"/>
      <text:p text:style-name="P6"><text:soft-page-break/></text:p>
      <text:p text:style-name="P6">package com.thbs;</text:p>
      <text:p text:style-name="P6"/>
      <text:p text:style-name="P6">public class book {</text:p>
      <text:p text:style-name="P6"><text:s text:c="4"/>int bookID;</text:p>
      <text:p text:style-name="P6"><text:s text:c="4"/>String bookName;</text:p>
      <text:p text:style-name="P6"><text:s text:c="4"/>int bookPrice;</text:p>
      <text:p text:style-name="P6"><text:s text:c="4"/>//method in oops called constructor</text:p>
      <text:p text:style-name="P6"/>
      <text:p text:style-name="P6"/>
      <text:p text:style-name="P6"><text:s text:c="4"/>public book(int bookID, String bookName, int bookPrice) {</text:p>
      <text:p text:style-name="P6"><text:s text:c="8"/>this.bookID = bookID;</text:p>
      <text:p text:style-name="P6"><text:s text:c="8"/>this.bookName = bookName;</text:p>
      <text:p text:style-name="P6"><text:s text:c="8"/>this.bookPrice = bookPrice;</text:p>
      <text:p text:style-name="P6"><text:s text:c="4"/>}</text:p>
      <text:p text:style-name="P6"/>
      <text:p text:style-name="P6"><text:s text:c="4"/>@Override</text:p>
      <text:p text:style-name="P6"><text:s text:c="4"/>public String toString() {</text:p>
      <text:p text:style-name="P6"><text:s text:c="8"/>return "book{" +</text:p>
      <text:p text:style-name="P6"><text:s text:c="16"/>"bookID=" + bookID +</text:p>
      <text:p text:style-name="P6"><text:s text:c="16"/>", bookName='" + bookName + '\'' +</text:p>
      <text:p text:style-name="P6"><text:s text:c="16"/>", bookPrice=" + bookPrice +</text:p>
      <text:p text:style-name="P6"><text:s text:c="16"/>'}';</text:p>
      <text:p text:style-name="P6"><text:s text:c="4"/>}</text:p>
      <text:p text:style-name="P4">}</text:p>
      <text:p text:style-name="P4"/>
      <text:p text:style-name="P7">CUSTOMER_JAVA</text:p>
      <text:p text:style-name="P2">Customer_Java</text:p>
      <text:p text:style-name="P9">package com.thbs;</text:p>
      <text:p text:style-name="P9"/>
      <text:p text:style-name="P9">import java.util.Scanner;</text:p>
      <text:p text:style-name="P9"/>
      <text:p text:style-name="P9">public class Main {</text:p>
      <text:p text:style-name="P9"/>
      <text:p text:style-name="P9"><text:s text:c="4"/>public static void main(String[] args) {</text:p>
      <text:p text:style-name="P9"><text:tab/>// write your code here</text:p>
      <text:p text:style-name="P9"><text:s text:c="6"/>/* <text:s/>cusstomer c1 =new cusstomer(1,"vish",1234,5);</text:p>
      <text:p text:style-name="P9"><text:s text:c="7"/>// System.out.println("bill amt <text:s/>"+c1.calc_billamt());</text:p>
      <text:p text:style-name="P9"><text:s text:c="8"/>System.out.println(c1);*/</text:p>
      <text:p text:style-name="P9"><text:s text:c="8"/>Scanner s=new Scanner(System.in);</text:p>
      <text:p text:style-name="P9"><text:s text:c="8"/>System.out.println("Enter the number of entries");</text:p>
      <text:p text:style-name="P9"><text:s text:c="8"/>int n= s.nextInt();</text:p>
      <text:p text:style-name="P9"><text:s text:c="8"/>cusstomer [] c =new cusstomer[n];</text:p>
      <text:p text:style-name="P9"><text:s text:c="8"/>for(int i=1;i&lt;=n;i++)</text:p>
      <text:p text:style-name="P9"><text:s text:c="8"/>{</text:p>
      <text:p text:style-name="P9"><text:s text:c="12"/>System.out.println("Enter the details of customer"+i);</text:p>
      <text:p text:style-name="P9"><text:s text:c="12"/>int custID=s.nextInt();</text:p>
      <text:p text:style-name="P9"><text:s text:c="12"/>String custName=s.next();</text:p>
      <text:p text:style-name="P9"><text:s text:c="12"/>int unitsConsumed=s.nextInt();</text:p>
      <text:p text:style-name="P9"><text:s text:c="12"/>int unitPrice=s.nextInt();</text:p>
      <text:p text:style-name="P9"/>
      <text:p text:style-name="P9"><text:s text:c="12"/>c[i]=new cusstomer(custID,custName,unitsConsumed,unitPrice);</text:p>
      <text:p text:style-name="P9"><text:soft-page-break/><text:s text:c="8"/>}</text:p>
      <text:p text:style-name="P9"><text:s text:c="8"/>for(int i=1;i&lt;=n;i++)</text:p>
      <text:p text:style-name="P9"><text:s text:c="8"/>{</text:p>
      <text:p text:style-name="P9"><text:s text:c="12"/>System.out.println("details of customer"+i);</text:p>
      <text:p text:style-name="P9"><text:s text:c="12"/>System.out.println(c[i]);</text:p>
      <text:p text:style-name="P9"><text:s text:c="8"/>}</text:p>
      <text:p text:style-name="P9"/>
      <text:p text:style-name="P9"/>
      <text:p text:style-name="P9"/>
      <text:p text:style-name="P9"><text:s text:c="4"/>}</text:p>
      <text:p text:style-name="P9">}</text:p>
      <text:p text:style-name="P9"/>
      <text:p text:style-name="P9">package com.thbs;</text:p>
      <text:p text:style-name="P9"/>
      <text:p text:style-name="P9">public class cusstomer {</text:p>
      <text:p text:style-name="P9">private int custId;</text:p>
      <text:p text:style-name="P9">private <text:s/>String custName;</text:p>
      <text:p text:style-name="P9">private int unitsConsumed;</text:p>
      <text:p text:style-name="P9">private int unitPrice;</text:p>
      <text:p text:style-name="P9"/>
      <text:p text:style-name="P9"><text:s text:c="4"/>public cusstomer(int custId, String custName, int unitsConsumed, int unitPrice) {</text:p>
      <text:p text:style-name="P9"><text:s text:c="8"/>this.custId = custId;</text:p>
      <text:p text:style-name="P9"><text:s text:c="8"/>this.custName = custName;</text:p>
      <text:p text:style-name="P9"><text:s text:c="8"/>this.unitsConsumed = unitsConsumed;</text:p>
      <text:p text:style-name="P9"><text:s text:c="8"/>this.unitPrice = unitPrice;</text:p>
      <text:p text:style-name="P9"><text:s text:c="4"/>}</text:p>
      <text:p text:style-name="P9"><text:s text:c="4"/>private int calc_billamt()</text:p>
      <text:p text:style-name="P9"><text:s text:c="4"/>{</text:p>
      <text:p text:style-name="P9"><text:s text:c="8"/>return (unitsConsumed*unitPrice);</text:p>
      <text:p text:style-name="P9"/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return "cusstomer{" +</text:p>
      <text:p text:style-name="P9"><text:s text:c="16"/>"custId=" + custId +</text:p>
      <text:p text:style-name="P9"><text:s text:c="16"/>", custName='" + custName + '\'' +</text:p>
      <text:p text:style-name="P9"><text:s text:c="16"/>", unitsConsumed=" + unitsConsumed +</text:p>
      <text:p text:style-name="P9"><text:s text:c="16"/>", unitPrice=" + unitPrice +"Bill amount:"+calc_billamt()+</text:p>
      <text:p text:style-name="P9"><text:s text:c="16"/>'}';</text:p>
      <text:p text:style-name="P9"><text:s text:c="4"/>}</text:p>
      <text:p text:style-name="P8">}</text:p>
      <text:p text:style-name="P8"/>
      <text:p text:style-name="P7">STUDENT_JAVA</text:p>
      <text:p text:style-name="P3">Student_Java</text:p>
      <text:p text:style-name="P10">package com.thbs;</text:p>
      <text:p text:style-name="P10">import java.util.*;</text:p>
      <text:p text:style-name="P10">public class Main {</text:p>
      <text:p text:style-name="P10"/>
      <text:p text:style-name="P10"><text:s text:c="4"/>public static void main(String[] args) {</text:p>
      <text:p text:style-name="P10"><text:tab/>// write your code here</text:p>
      <text:p text:style-name="P10"><text:s text:c="7"/>/* student s1=new student(111,"Vishwas",97,95,98);</text:p>
      <text:p text:style-name="P10"><text:soft-page-break/><text:s text:c="8"/>System.out.println(s1);*/</text:p>
      <text:p text:style-name="P10">Scanner s=new Scanner(System.in);</text:p>
      <text:p text:style-name="P10"><text:s text:c="8"/>System.out.println("Enter the number of entries");</text:p>
      <text:p text:style-name="P10"><text:s text:c="8"/>int n= s.nextInt();</text:p>
      <text:p text:style-name="P10">student [] st =new student[n];</text:p>
      <text:p text:style-name="P10">for(int i=1;i&lt;n;i++)</text:p>
      <text:p text:style-name="P10">{</text:p>
      <text:p text:style-name="P10"><text:s text:c="4"/>System.out.println("Enter the details of student"+i);</text:p>
      <text:p text:style-name="P10"><text:s text:c="4"/>int stu_id=s.nextInt();</text:p>
      <text:p text:style-name="P10"><text:s text:c="4"/>String name=s.next();</text:p>
      <text:p text:style-name="P10"><text:s text:c="4"/>int subm1=s.nextInt();</text:p>
      <text:p text:style-name="P10"><text:s text:c="4"/>int subm2=s.nextInt();</text:p>
      <text:p text:style-name="P10"><text:s text:c="4"/>int subm3=s.nextInt();</text:p>
      <text:p text:style-name="P10"><text:s text:c="4"/>st[i]=new student(stu_id,name,subm1,subm2,subm3);</text:p>
      <text:p text:style-name="P10">}</text:p>
      <text:p text:style-name="P10">for(int i=1;i&lt;n;i++)</text:p>
      <text:p text:style-name="P10">{</text:p>
      <text:p text:style-name="P10"><text:s text:c="4"/>System.out.println("details of student"+i);</text:p>
      <text:p text:style-name="P10"><text:s text:c="4"/>System.out.println(st[i]);</text:p>
      <text:p text:style-name="P10">}</text:p>
      <text:p text:style-name="P10"><text:s/>}</text:p>
      <text:p text:style-name="P10">}</text:p>
      <text:p text:style-name="P10">package com.thbs;</text:p>
      <text:p text:style-name="P10">public class student {</text:p>
      <text:p text:style-name="P10"><text:s text:c="4"/>private int stu_id;</text:p>
      <text:p text:style-name="P10"><text:s text:c="4"/>private String name;</text:p>
      <text:p text:style-name="P10"><text:s text:c="4"/>private int subm1;</text:p>
      <text:p text:style-name="P10"><text:s text:c="4"/>private int subm2;</text:p>
      <text:p text:style-name="P10"><text:s text:c="4"/>private int subm3;</text:p>
      <text:p text:style-name="P10"/>
      <text:p text:style-name="P10"><text:s text:c="4"/>public student(int stu_id, String name, int subm1, int subm2, int subm3) {</text:p>
      <text:p text:style-name="P10"><text:s text:c="8"/>this.stu_id = stu_id;</text:p>
      <text:p text:style-name="P10"><text:s text:c="8"/>this.name = name;</text:p>
      <text:p text:style-name="P10"><text:s text:c="8"/>this.subm1 = subm1;</text:p>
      <text:p text:style-name="P10"><text:s text:c="8"/>this.subm2 = subm2;</text:p>
      <text:p text:style-name="P10"><text:s text:c="8"/>this.subm3 = subm3;</text:p>
      <text:p text:style-name="P10"><text:s text:c="4"/>}</text:p>
      <text:p text:style-name="P10"><text:s text:c="4"/>private double calc_per()</text:p>
      <text:p text:style-name="P10"><text:s text:c="4"/>{</text:p>
      <text:p text:style-name="P10"><text:s text:c="8"/>return (((subm1+subm2+subm3)/3));</text:p>
      <text:p text:style-name="P10"><text:s text:c="4"/>}</text:p>
      <text:p text:style-name="P10"><text:s text:c="4"/>@Override</text:p>
      <text:p text:style-name="P10"><text:s text:c="4"/>public String toString() {</text:p>
      <text:p text:style-name="P10"><text:s text:c="8"/>return "student{" +</text:p>
      <text:p text:style-name="P10"><text:s text:c="16"/>"stu_id=" + stu_id +</text:p>
      <text:p text:style-name="P10"><text:s text:c="16"/>", name='" + name + '\'' +</text:p>
      <text:p text:style-name="P10"><text:s text:c="16"/>", subm1=" + subm1 +</text:p>
      <text:p text:style-name="P10"><text:s text:c="16"/>", subm2=" + subm2 +</text:p>
      <text:p text:style-name="P10"><text:s text:c="16"/>", subm3=" + subm3 +"PERCENTAGE : " +calc_per() +</text:p>
      <text:p text:style-name="P10"><text:s text:c="16"/>'}';</text:p>
      <text:p text:style-name="P10"><text:s text:c="4"/>}</text:p>
      <text:p text:style-name="P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8T18:47:35.145000000</dc:date>
    <meta:editing-duration>PT2M46S</meta:editing-duration>
    <meta:editing-cycles>3</meta:editing-cycles>
    <meta:document-statistic meta:table-count="0" meta:image-count="0" meta:object-count="0" meta:page-count="4" meta:paragraph-count="177" meta:word-count="494" meta:character-count="5049" meta:non-whitespace-character-count="3658"/>
  </office:meta>
</office:document-meta>
</file>